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5:54:57.93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6:08:21.896000000</dc:date>
    <meta:editing-duration>P1DT4H9M34S</meta:editing-duration>
    <meta:editing-cycles>566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Dim count_year as Integer
	
	Dim last_month as String
	Dim current_month as String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year = 0
			For temp_y = current_y to end_y
			
				If sheet.getCellByPosition( StartX, current_y ).String = "o" Then
				
					If current_year = Year( sheet.getCellByPosition( 2, temp_y ).Value ) Then
						count_year = count_year + 1
					Else
						Exit For
					EndIf
					
				EndIf
				
			Next temp_y
			
			'
			'
			'
			out_file.WriteLine( _
					"####" _
				&amp; 	" " _
				&amp; 	"${\sf\color{RubineRed}" _
					&amp;	"{" _
						&amp; 	current_year _
						&amp; 	" : " _
						&amp; 	count_year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